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822b" officeooo:paragraph-rsid="001b822b"/>
    </style:style>
    <style:style style:name="P2" style:family="paragraph" style:parent-style-name="Standard">
      <style:text-properties officeooo:rsid="001bac35" officeooo:paragraph-rsid="001bac35"/>
    </style:style>
    <style:style style:name="P3" style:family="paragraph" style:parent-style-name="Standard">
      <style:text-properties officeooo:rsid="001eb01b" officeooo:paragraph-rsid="001eb01b"/>
    </style:style>
    <style:style style:name="P4" style:family="paragraph" style:parent-style-name="Standard">
      <style:text-properties officeooo:rsid="001fc131" officeooo:paragraph-rsid="001fc131"/>
    </style:style>
    <style:style style:name="T1" style:family="text">
      <style:text-properties officeooo:rsid="001d1a2e"/>
    </style:style>
    <style:style style:name="T2" style:family="text">
      <style:text-properties officeooo:rsid="001fc131"/>
    </style:style>
    <style:style style:name="T3" style:family="text">
      <style:text-properties officeooo:rsid="0021706a"/>
    </style:style>
    <style:style style:name="T4" style:family="text">
      <style:text-properties officeooo:rsid="0022d5c2"/>
    </style:style>
    <style:style style:name="T5" style:family="text">
      <style:text-properties officeooo:rsid="002366c8"/>
    </style:style>
    <style:style style:name="T6" style:family="text">
      <style:text-properties officeooo:rsid="0023e536"/>
    </style:style>
    <style:style style:name="T7" style:family="text">
      <style:text-properties officeooo:rsid="002529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king Lot USB Exercise</text:p>
      <text:p text:style-name="P1"/>
      <text:p text:style-name="P1">Contents</text:p>
      <text:p text:style-name="P1"/>
      <text:p text:style-name="P2">The contents of the USB drive include <text:span text:style-name="T4">personal information</text:span> of employee<text:span text:style-name="T7">s</text:span>. It also includes sensitive information relevant to the company like the new hire letter<text:span text:style-name="T6">,</text:span><text:span text:style-name="T7"> </text:span>shift schedule<text:span text:style-name="T6">, and employee budget</text:span>.</text:p>
      <text:p text:style-name="P1"/>
      <text:p text:style-name="P1">Attacker Mindset</text:p>
      <text:p text:style-name="P1"/>
      <text:p text:style-name="P3">The information on this drive could be used to impersonate an employee<text:span text:style-name="T2"> in a social engineering attack</text:span>. The drive itself could also be used as an attack vector for malware<text:span text:style-name="T5"> if it was found by a threat actor.</text:span></text:p>
      <text:p text:style-name="P1"/>
      <text:p text:style-name="P1">Risk Analysis</text:p>
      <text:p text:style-name="P1"/>
      <text:p text:style-name="P4"><text:span text:style-name="T3">A s</text:span>ecurity control for avoiding this threat would be not allowing employees to plug <text:span text:style-name="T3">USB</text:span> drives into work computers. <text:span text:style-name="T3">Employees should be educated about this kind of attack vector. Employees should be encouraged to keep information relevant to the business secur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2T09:53:12.437000000</dc:date>
    <meta:editing-duration>PT18M31S</meta:editing-duration>
    <meta:editing-cycles>11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7" meta:word-count="118" meta:character-count="726" meta:non-whitespace-character-count="615"/>
  </office:meta>
</office:document-meta>
</file>